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default-cell-style-name="Default"/>
        <table:table-column table:style-name="co7" table:number-columns-repeated="2" table:default-cell-style-name="ce104"/>
        <table:table-column table:style-name="co7" table:number-columns-repeated="243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60">
            <text:p>60</text:p>
          </table:table-cell>
          <table:table-cell table:style-name="ce150" table:formula="of:=COUNTIF([.L$7:.L$978];[.$J1])" office:value-type="float" office:value="60">
            <text:p>60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0">
            <text:p>0</text:p>
          </table:table-cell>
          <table:table-cell table:style-name="ce150" table:formula="of:=COUNTIF([.L$7:.L$978];[.$J2])" office:value-type="float" office:value="0">
            <text:p>0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office:value-type="string">
            <text:p>TESTVN-5387</text:p>
          </table:table-cell>
          <table:table-cell table:number-columns-repeated="242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office:value-type="string">
            <text:p>TESTVN-5381</text:p>
          </table:table-cell>
          <table:table-cell table:number-columns-repeated="242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office:value-type="string">
            <text:p>TESTVN-5381</text:p>
          </table:table-cell>
          <table:table-cell table:number-columns-repeated="242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4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5-15T14:26:06</dc:date>
    <meta:editing-cycles>125</meta:editing-cycles>
    <meta:editing-duration>PT25H11M43S</meta:editing-duration>
    <dc:creator>exoplatform </dc:creator>
    <meta:document-statistic meta:table-count="4" meta:cell-count="1294" meta:object-count="1"/>
    <meta:user-defined meta:name="Info 1"/>
    <meta:user-defined meta:name="Info 2"/>
    <meta:user-defined meta:name="Info 3"/>
    <meta:user-defined meta:name="Info 4"/>
  </office:meta>
</office:document-meta>
</file>